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c88e1"/>
    </style:style>
    <style:style style:name="P2" style:family="paragraph" style:parent-style-name="Standard">
      <style:text-properties officeooo:rsid="001c88e1" officeooo:paragraph-rsid="001c88e1"/>
    </style:style>
    <style:style style:name="T1" style:family="text">
      <style:text-properties officeooo:rsid="001c88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-<text:span text:style-name="T1">Dateien im Projektordner---</text:span></text:p>
      <text:p text:style-name="P1">→<text:span text:style-name="T1"> in package.json muss folgende Eigenschaft stehen: </text:span></text:p>
      <text:p text:style-name="P1"/>
      <text:p text:style-name="P1"><text:span text:style-name="T1">“scripts“: {</text:span></text:p>
      <text:p text:style-name="P1"><text:span text:style-name="T1"><text:tab/>“start“: “node app.js“</text:span></text:p>
      <text:p text:style-name="P2">}</text:p>
      <text:p text:style-name="P2"/>
      <text:p text:style-name="P2">→ in der Datei Procfile muss folgendes stehen:</text:p>
      <text:p text:style-name="P2"/>
      <text:p text:style-name="P2">web: node app.js</text:p>
      <text:p text:style-name="P2"/>
      <text:p text:style-name="P2">---Website Hochladen---</text:p>
      <text:p text:style-name="P2">→ in Projektordner folgendes ausführen: $ git init</text:p>
      <text:p text:style-name="P2">→ $ heroku login</text:p>
      <text:p text:style-name="P2">→ $ heroku create</text:p>
      <text:p text:style-name="P2">→ $ git add .</text:p>
      <text:p text:style-name="P2">→ $ git commit -m ““</text:p>
      <text:p text:style-name="P2">→ $ git push “seite zum repository von heroku“ master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8T18:24:55.615395533</meta:creation-date>
    <meta:generator>LibreOffice/5.1.6.2$Linux_X86_64 LibreOffice_project/10m0$Build-2</meta:generator>
    <dc:date>2018-08-18T18:34:33.571219261</dc:date>
    <meta:editing-duration>PT9M39S</meta:editing-duration>
    <meta:editing-cycles>1</meta:editing-cycles>
    <meta:document-statistic meta:table-count="0" meta:image-count="0" meta:object-count="0" meta:page-count="1" meta:paragraph-count="14" meta:word-count="68" meta:character-count="372" meta:non-whitespace-character-count="318"/>
  </office:meta>
</office:document-meta>
</file>